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4000001ACA4172417.png" manifest:media-type=""/>
  <manifest:file-entry manifest:full-path="Pictures/10000000000001BA000001130CBBB785.png" manifest:media-type=""/>
  <manifest:file-entry manifest:full-path="Pictures/10000000000003F300000200B8FF0693.png" manifest:media-type=""/>
  <manifest:file-entry manifest:full-path="Pictures/10000000000002230000019C1B110B0D.png" manifest:media-type=""/>
  <manifest:file-entry manifest:full-path="Pictures/100000000000033D00000263650A209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4546"/>
    </style:style>
    <style:style style:name="T1" style:family="text">
      <style:text-properties officeooo:rsid="001145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-</text:span></text:p>
      <text:p text:style-name="P1"><draw:frame draw:style-name="fr1" draw:name="graphics1" text:anchor-type="paragraph" svg:x="0.399cm" svg:y="0.115cm" svg:width="7.999cm" svg:height="6.274cm" draw:z-index="0"><draw:image xlink:href="Pictures/100000000000033D00000263650A2098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2.-</text:span></text:p>
      <text:p text:style-name="P1"><draw:frame draw:style-name="fr1" draw:name="graphics2" text:anchor-type="paragraph" svg:x="0.247cm" svg:y="0.095cm" svg:width="10.799cm" svg:height="8.133cm" draw:z-index="1"><draw:image xlink:href="Pictures/10000000000002230000019C1B110B0D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3.-</text:span></text:p>
      <text:p text:style-name="P1"><draw:frame draw:style-name="fr1" draw:name="graphics3" text:anchor-type="paragraph" svg:x="0.243cm" svg:y="0.095cm" svg:width="11.291cm" svg:height="5.717cm" draw:z-index="2"><draw:image xlink:href="Pictures/10000000000003F300000200B8FF0693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4.-</text:span></text:p>
      <text:p text:style-name="P1"><draw:frame draw:style-name="fr1" draw:name="graphics4" text:anchor-type="paragraph" svg:x="0.295cm" svg:y="0.113cm" svg:width="7.646cm" svg:height="4.757cm" draw:z-index="3"><draw:image xlink:href="Pictures/10000000000001BA000001130CBBB785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5.-</text:span></text:p>
      <text:p text:style-name="P1"><draw:frame draw:style-name="fr1" draw:name="graphics5" text:anchor-type="paragraph" svg:x="0.522cm" svg:y="0cm" svg:width="7.516cm" svg:height="6.646cm" draw:z-index="4"><draw:image xlink:href="Pictures/10000000000001E4000001ACA4172417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2F </meta:initial-creator>
    <meta:creation-date>2016-10-17T19:38:43</meta:creation-date>
    <dc:date>2016-10-17T20:12:52</dc:date>
    <dc:creator>ALU2F </dc:creator>
    <meta:editing-duration>PT18M59S</meta:editing-duration>
    <meta:editing-cycles>1</meta:editing-cycles>
    <meta:document-statistic meta:table-count="0" meta:image-count="5" meta:object-count="0" meta:page-count="2" meta:paragraph-count="5" meta:word-count="5" meta:character-count="15" meta:non-whitespace-character-count="15"/>
    <meta:generator>LibreOffice/3.6$Linux_X86_64 LibreOffice_project/360m1$Build-2</meta:generator>
  </office:meta>
</office:document-meta>
</file>